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36in"/>
    </style:style>
    <style:style style:name="co2" style:family="table-column">
      <style:table-column-properties fo:break-before="auto" style:column-width="3.054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3.9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161in"/>
    </style:style>
    <style:style style:name="ro1" style:family="table-row">
      <style:table-row-properties style:row-height="0.3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3.3827in" fo:break-before="auto" style:use-optimal-row-height="true"/>
    </style:style>
    <style:style style:name="ro4" style:family="table-row">
      <style:table-row-properties style:row-height="2.448in" fo:break-before="auto" style:use-optimal-row-height="true"/>
    </style:style>
    <style:style style:name="ro5" style:family="table-row">
      <style:table-row-properties style:row-height="2.2665in" fo:break-before="auto" style:use-optimal-row-height="true"/>
    </style:style>
    <style:style style:name="ro6" style:family="table-row">
      <style:table-row-properties style:row-height="2.4571in" fo:break-before="auto" style:use-optimal-row-height="true"/>
    </style:style>
    <style:style style:name="ro7" style:family="table-row">
      <style:table-row-properties style:row-height="2.8252in" fo:break-before="auto" style:use-optimal-row-height="true"/>
    </style:style>
    <style:style style:name="ro8" style:family="table-row">
      <style:table-row-properties style:row-height="3.0146in" fo:break-before="auto" style:use-optimal-row-height="true"/>
    </style:style>
    <style:style style:name="ro9" style:family="table-row">
      <style:table-row-properties style:row-height="2.6346in" fo:break-before="auto" style:use-optimal-row-height="true"/>
    </style:style>
    <style:style style:name="ro10" style:family="table-row">
      <style:table-row-properties style:row-height="2.0772in" fo:break-before="auto" style:use-optimal-row-height="true"/>
    </style:style>
    <style:style style:name="ro11" style:family="table-row">
      <style:table-row-properties style:row-height="3.5728in" fo:break-before="auto" style:use-optimal-row-height="true"/>
    </style:style>
    <style:style style:name="ro12" style:family="table-row">
      <style:table-row-properties style:row-height="0.2366in" fo:break-before="auto" style:use-optimal-row-height="fals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2.82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in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000000" style:text-align-source="fix" style:repeat-content="fals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 fo:margin-left="0in"/>
      <style:text-properties fo:color="#ffffff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ackground-color="#000000" style:text-align-source="fix" style:repeat-content="false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ackground-color="#000000" style:text-align-source="fix" style:repeat-content="false" fo:wrap-option="wrap" fo:border="0.74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5" table:number-columns-repeated="16378" table:default-cell-style-name="ce14"/>
        <table:table-row table:style-name="ro1">
          <table:table-cell/>
          <table:table-cell table:style-name="ce7" office:value-type="string" calcext:value-type="string">
            <text:p>Предусловие</text:p>
          </table:table-cell>
          <table:table-cell table:style-name="ce7" office:value-type="string" calcext:value-type="string">
            <text:p>В системе создан пользователь с ником test_user и паролем P@ssw0rd</text:p>
          </table:table-cell>
          <table:table-cell table:number-columns-repeated="16381"/>
        </table:table-row>
        <table:table-row table:style-name="ro2">
          <table:table-cell/>
          <table:table-cell table:style-name="ce8"/>
          <table:table-cell table:style-name="ce8" table:number-columns-spanned="3" table:number-rows-spanned="1"/>
          <table:covered-table-cell table:number-columns-repeated="2"/>
          <table:table-cell table:number-columns-repeated="1637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9" office:value-type="string" calcext:value-type="string">
            <text:p>Вызов API</text:p>
          </table:table-cell>
          <table:table-cell table:style-name="ce9" office:value-type="string" calcext:value-type="string">
            <text:p>Результат выполнения запроса </text:p>
          </table:table-cell>
          <table:table-cell table:style-name="ce9" office:value-type="string" calcext:value-type="string">
            <text:p>Примечание</text:p>
          </table:table-cell>
          <table:table-cell table:number-columns-repeated="1638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GET</text:span> https://petfriends.skillfactory.ru/api/pets?filter=my_pets </text:p>
            <text:p/>
            <text:p><text:span text:style-name="T1">Headers</text:span>: </text:p>
            <text:p>auth_key: Корректный ключ API </text:p>
            <text:p/>
            <text:p><text:span text:style-name="T1">Query params</text:span>: filter=my_pets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список питомцев, принадлежащих пользователю владельцу ключа API </text:p>
            <text:p/>
            <text:p><text:span text:style-name="T1">Заголовки ответа: </text:span></text:p>
            <text:p><text:span text:style-name="T1">Обязательно: </text:span></text:p>
            <text:p>content-type: text/html charset=utf-8 date: &lt;дата&gt; </text:p>
            <text:p><text:span text:style-name="T1"/></text:p>
            <text:p><text:span text:style-name="T1">Опционально:</text:span> connection: keep-alive server: gunicorn/20.0.4 via: 1.1 vegur</text:p>
            <text:p/>
            <text:p>Время выполнения: не дольше 1с</text:p>
          </table:table-cell>
          <table:table-cell table:style-name="ce10" office:value-type="string" calcext:value-type="string">
            <text:p>Позитивный тест с опциональными параметрами. </text:p>
            <text:p/>
            <text:p>Так как здесь мы в строке запроса используем параметр filter, который не является обязательным, и устанавливаем его значение =my_pets. Мы всё ещё ожидаем, что запрос корректно выполнится, поэтому сценарий позитивный. </text:p>
            <text:p/>
            <text:p>Негативных тестов с корректным вводом на данном запросе быть не может. </text:p>
            <text:p/>
            <text:p>Параметр filter является строкой, а значит любое корректное значение приведет к позитивному исходу запроса с этим параметром. </text:p>
            <text:p/>
            <text:p>Оставшийся параметр заголовка auth_key обязан быть корректным в этой категории, т.е. негативных ожиданий мы не сможем вызвать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GET</text:span></text:p>
            <text:p>https://petfriends.skillfactory.ru/api/pets</text:p>
            <text:p/>
            <text:p><text:span text:style-name="T1">Headers:</text:span></text:p>
            <text:p>auth_key: 5</text:p>
            <text:p><text:span text:style-name="T1"/></text:p>
            <text:p><text:span text:style-name="T1">Query params:</text:span></text:p>
            <text:p>filter=my_pets</text:p>
          </table:table-cell>
          <table:table-cell table:style-name="ce10" office:value-type="string" calcext:value-type="string">
            <text:p>Код ответа <text:span text:style-name="T1">403 (Forbidden)</text:span> </text:p>
            <text:p><text:span text:style-name="T2">Тело ответа: </text:span></text:p>
            <text:p>HTML-код c сообщением о неавторизованном пользователе</text:p>
            <text:p/>
            <text:p><text:span text:style-name="T1">Заголовки ответа:</text:span> </text:p>
            <text:p><text:span text:style-name="T1">Обязательно:</text:span> </text:p>
            <text:p>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. Негативный, потому что мы ожидаем в результатах выполнения ошибку, а с некорректным вводом, потому что auth_key является string типом, а мы пытаемся передать int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1">GET</text:span> https://petfriends.skillfactory.ru/api/pets </text:p>
            <text:p/>
            <text:p><text:span text:style-name="T1">Headers</text:span>: auth_key: abc </text:p>
            <text:p/>
            <text:p><text:span text:style-name="T1">Query params</text:span>: filter=my_pets</text:p>
          </table:table-cell>
          <table:table-cell table:style-name="ce10" office:value-type="string" calcext:value-type="string">
            <text:p>Код ответа <text:span text:style-name="T1">403 (Forbidden)</text:span> </text:p>
            <text:p><text:span text:style-name="T1">Тело ответа:</text:span> </text:p>
            <text:p>HTML-код c сообщением о неавторизованном пользователе </text:p>
            <text:p/>
            <text:p><text:span text:style-name="T1">Заголовки ответа: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. Негативный, потому что мы ожидаем в результатах выполнения ошибку, а с некорректным вводом, потому что auth_key не может быть abc, это более длинная строка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1">GET</text:span> https://petfriends.skillfactory.ru/api/pets </text:p>
            <text:p/>
            <text:p><text:span text:style-name="T1">Headers: </text:span></text:p>
            <text:p>auth_key: корректный ключ API </text:p>
            <text:p/>
            <text:p><text:span text:style-name="T1">Query params</text:span>: </text:p>
            <text:p>filter=pets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<text:span text:style-name="T2">Тело ответа: </text:span></text:p>
            <text:p>HTML код c сообщением о неверном значении параметра filter </text:p>
            <text:p/>
            <text:p><text:span text:style-name="T1">Заголовки ответа:</text:span> 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. Негативный, потому что мы ожидаем в результатах выполнения ошибку, с некорректным вводом, потому что мы передаем в filter значение, непредусмотренное системой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string" calcext:value-type="string">
            <text:p>5, 6, 7</text:p>
          </table:table-cell>
          <table:table-cell table:style-name="ce10" office:value-type="string" calcext:value-type="string">
            <text:p><text:span text:style-name="T1">PUT/PATCH/DELETE</text:span> <text:a xlink:href="https://petfriends.skillfactory.ru/api/pets" xlink:type="simple">https://petfriends.skillfactory.ru/api/pets</text:a></text:p>
            <text:p/>
            <text:p><text:span text:style-name="T1">Headers:</text:span> auth_key: корректный ключ API</text:p>
            <text:p/>
            <text:p><text:span text:style-name="T1">Query params:</text:span> filter=my_pets</text:p>
          </table:table-cell>
          <table:table-cell table:style-name="ce10" office:value-type="string" calcext:value-type="string">
            <text:p>Код ответа <text:span text:style-name="T1">405 (Method not allowed)</text:span> </text:p>
            <text:p><text:span text:style-name="T2">Тело ответа:</text:span><text:span text:style-name="T3"> </text:span></text:p>
            <text:p>HTML-код c сообщением о недопустимом HTTPметоде </text:p>
            <text:p/>
            <text:p><text:span text:style-name="T1">Заголовки ответа</text:span> </text:p>
            <text:p><text:span text:style-name="T1">Обязательно:</text:span></text:p>
            <text:p>content-type: text/html charset=utf-8 date: &lt;дата&gt;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1">GET</text:span> <text:a xlink:href="https://petfriends.skillfactory.ru/api/pets" xlink:type="simple">https://petfriends.skillfactory.ru/api/pets</text:a></text:p>
            <text:p/>
            <text:p><text:span text:style-name="T1">Headers:</text:span> </text:p>
            <text:p>auth_key: корректный ключ API </text:p>
            <text:p><text:span text:style-name="T1"/></text:p>
            <text:p><text:span text:style-name="T1">Content-Type:</text:span> </text:p>
            <text:p>application/xml; application/x-www-formurlencoded; application/form-data; text/plain </text:p>
            <text:p/>
            <text:p><text:span text:style-name="T1">Query params:</text:span> filter=my_pets</text:p>
          </table:table-cell>
          <table:table-cell table:style-name="ce10" office:value-type="string" calcext:value-type="string">
            <text:p>Код ответа <text:span text:style-name="T1">415 (Unsupported content-type)</text:span> </text:p>
            <text:p><text:span text:style-name="T2">Тело ответа: </text:span></text:p>
            <text:p>HTML код c сообщением о недопустимом формате данных </text:p>
            <text:p/>
            <text:p><text:span text:style-name="T1">Заголовки ответа</text:span> </text:p>
            <text:p><text:span text:style-name="T1">Обязательно:</text:span></text:p>
            <text:p>content-type: text/html charset=utf-8 date: &lt;дата&gt;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<text:span text:style-name="T1">GET</text:span> <text:a xlink:href="https://petfriends.skillfactory.ru/api/pets" xlink:type="simple">https://petfriends.skillfactory.ru/api/pets</text:a></text:p>
            <text:p/>
            <text:p><text:span text:style-name="T1">Headers:</text:span> auth_key: корректный ключ API</text:p>
            <text:p/>
            <text:p><text:span text:style-name="T1">Query params:</text:span> </text:p>
            <text:p>Filter=строка &gt; 256 символов Filter=строка спецсимволов </text:p>
            <text:p>Filter=строка символов из кириллицы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<text:span text:style-name="T2">Тело ответа: </text:span></text:p>
            <text:p>HTML-код c сообщением о неверном значении параметра filter. </text:p>
            <text:p><text:span text:style-name="T1"/></text:p>
            <text:p><text:span text:style-name="T1">Заголовки ответа</text:span> 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Этот тест является разрушительным. Мы пытаемся привести наше приложение к падению — строка длиннее, чем может вмещать в себя тип данных string , спецсимволы некорректно обрабатываются на стороне сервера, кириллица неверно обрабатывается на стороне сервера.</text:p>
          </table:table-cell>
          <table:table-cell/>
          <table:table-cell table:style-name="ce8"/>
          <table:table-cell table:number-columns-repeated="16378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<text:span text:style-name="T1">GET</text:span> <text:a xlink:href="https://petfriends.skillfactory.ru/api/key" xlink:type="simple">https://petfriends.skillfactory.ru/api/key</text:a>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><text:span text:style-name="T1"/></text:p>
            <text:p><text:span text:style-name="T1">Заголовки ответа:</text:span> </text:p>
            <text:p><text:span text:style-name="T1">Обязательно:</text:span> content-type: application/json date: &lt;дата&gt; </text:p>
            <text:p><text:span text:style-name="T1"/></text:p>
            <text:p><text:span text:style-name="T1">Опционально:</text:span> </text:p>
            <text:p>connection: keep-alive §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Позитивный тест Негативных тестов с корректным вводом на данном запросе быть не может. Параметр заголовка auth_key обязан быть корректным в этой категории, т.е. негативных ожиданий мы не сможем вызвать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<text:span text:style-name="T1">GET</text:span> https://petfriends.skillfactory.ru/api/key </text:p>
            <text:p/>
            <text:p><text:span text:style-name="T1">Headers</text:span>: </text:p>
            <text:p>email: Корректный email </text:p>
            <text:p>Password: 111</text:p>
          </table:table-cell>
          <table:table-cell table:style-name="ce10" office:value-type="string" calcext:value-type="string">
            <text:p>Код ответа <text:span text:style-name="T1">403 (Forbidden)</text:span> </text:p>
            <text:p><text:span text:style-name="T1">Тело ответа: </text:span></text:p>
            <text:p>HTML-код c сообщением о неавторизованном пользователе </text:p>
            <text:p/>
            <text:p><text:span text:style-name="T1">Заголовки ответа</text:span> </text:p>
            <text:p><text:span text:style-name="T1">Обязательно:</text:span> </text:p>
            <text:p>content-type: text/html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. Негативный, потому что мы ожидаем в результатах выполнения ошибку, а с некорректным вводом, потому что password является string типом, а мы пытаемся передать int.</text:p>
          </table:table-cell>
          <table:table-cell/>
          <table:table-cell table:style-name="ce8"/>
          <table:table-cell table:number-columns-repeated="16378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<text:span text:style-name="T1">GET</text:span> <text:a xlink:href="https://petfriends.skillfactory.ru/api/key" xlink:type="simple">https://petfriends.skillfactory.ru/api/key</text:a></text:p>
            <text:p/>
            <text:p><text:span text:style-name="T1">Headers: </text:span></text:p>
            <text:p>email: Корректный email </text:p>
            <text:p>password: abc</text:p>
          </table:table-cell>
          <table:table-cell table:style-name="ce10" office:value-type="string" calcext:value-type="string">
            <text:p>Код ответа 403 (Forbidden) </text:p>
            <text:p><text:span text:style-name="T2">Тело ответа: </text:span></text:p>
            <text:p>HTML-код c сообщением о неавторизованном пользователе </text:p>
            <text:p/>
            <text:p><text:span text:style-name="T1">Заголовки ответа </text:span></text:p>
            <text:p><text:span text:style-name="T1">Обязательно:</text:span> </text:p>
            <text:p>content-type: text/html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. Негативный, потому что мы ожидаем в результатах выполнения ошибку, а с некорректным вводом, потому что password не может быть abc, это более длинная строка.</text:p>
          </table:table-cell>
          <table:table-cell/>
          <table:table-cell table:style-name="ce8"/>
          <table:table-cell table:number-columns-repeated="16378"/>
        </table:table-row>
        <table:table-row table:style-name="ro6">
          <table:table-cell table:style-name="ce3" office:value-type="string" calcext:value-type="string">
            <text:p>13, 14, 15</text:p>
          </table:table-cell>
          <table:table-cell table:style-name="ce10" office:value-type="string" calcext:value-type="string">
            <text:p><text:span text:style-name="T1">PUT/PATCH/DELETE</text:span> <text:a xlink:href="https://petfriends.skillfactory.ru/api/key" xlink:type="simple">https://petfriends.skillfactory.ru/api/key</text:a>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<text:span text:style-name="T2">Код ответа</text:span><text:span text:style-name="T3"> 405 (Method not allowed)</text:span> </text:p>
            <text:p><text:span text:style-name="T2">Тело ответа: </text:span></text:p>
            <text:p>HTML-код c сообщением о недопустимом HTTPметоде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 table:number-columns-repeated="16380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<text:span text:style-name="T1">GET</text:span> https://petfriends.skillfactory.ru/api/key 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  <text:p><text:span text:style-name="T1"/></text:p>
            <text:p><text:span text:style-name="T1">Content-Type:</text:span> </text:p>
            <text:p>application/xml; application/x-www-formurlencoded; application/form-data; text/plain</text:p>
          </table:table-cell>
          <table:table-cell table:style-name="ce10" office:value-type="string" calcext:value-type="string">
            <text:p><text:span text:style-name="T2">Код ответа</text:span><text:span text:style-name="T3"> 415 (Unsupported content-type)</text:span> </text:p>
            <text:p><text:span text:style-name="T2">Тело ответа: </text:span></text:p>
            <text:p>HTML код c сообщением о недопустимом формате данных </text:p>
            <text:p><text:span text:style-name="T1"/></text:p>
            <text:p><text:span text:style-name="T1">Заголовки ответа </text:span></text:p>
            <text:p><text:span text:style-name="T1">Обязательно: </text:span>content-type: text/html charset=utf-8 date: &lt;дата&gt; </text:p>
            <text:p/>
            <text:p><text:span text:style-name="T1">Опционально:</text:span> connection: keep-alive §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.</text:p>
          </table:table-cell>
          <table:table-cell table:number-columns-repeated="16380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<text:span text:style-name="T1">POST</text:span> https://petfriends.skillfactory.ru/api/pets/set_photo/ 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 </text:p>
            <text:p>Payload: корректный файл</text:p>
          </table:table-cell>
          <table:table-cell table:style-name="ce10" office:value-type="string" calcext:value-type="string">
            <text:p><text:span text:style-name="T2">Код ответа</text:span><text:span text:style-name="T3"> 200 (Created)</text:span> </text:p>
            <text:p>В теле приходит json с корректной структурой. В теле приходят следующие поля в объектах pets: age: целое число, animal_type: строка, created_at: строка со снимком времени (timestamp) id: uuid name: строка pet_photo: base64 image user_id: guid - </text:p>
            <text:p/>
            <text:p><text:span text:style-name="T1">Заголовки ответа:</text:span> 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Базовый позитивный тест</text:p>
          </table:table-cell>
          <table:table-cell table:number-columns-repeated="16380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<text:span text:style-name="T1">POST</text:span> https://petfriends.skillfactory.ru/api/pets/set_photo/{pet_id} </text:p>
            <text:p/>
            <text:p><text:span text:style-name="T1">Headers:</text:span> </text:p>
            <text:p><text:span text:style-name="T1">auth_key:</text:span> </text:p>
            <text:p>Корректный ключ API </text:p>
            <text:p><text:span text:style-name="T1"/></text:p>
            <text:p><text:span text:style-name="T1">Path params:</text:span> </text:p>
            <text:p>pet_id=корректный id питомца </text:p>
            <text:p>Payload: текстовый файл</text:p>
          </table:table-cell>
          <table:table-cell table:style-name="ce10" office:value-type="string" calcext:value-type="string">
            <text:p><text:span text:style-name="T2">Код ответа</text:span><text:span text:style-name="T3"> 400 (Bad Request)</text:span> </text:p>
            <text:p>В теле ответа HTML код c сообщением о некорректном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</text:p>
          </table:table-cell>
          <table:table-cell table:number-columns-repeated="16380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<text:span text:style-name="T1">POST</text:span> https://petfriends.skillfactory.ru/api/pets/set_photo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некорректный id питомца </text:p>
            <text:p>Payload: графический файл</text:p>
          </table:table-cell>
          <table:table-cell table:style-name="ce10" office:value-type="string" calcext:value-type="string">
            <text:p><text:span text:style-name="T2">Код ответа</text:span><text:span text:style-name="T3"> 404 (Not Found)</text:span> </text:p>
            <text:p>В теле ответа HTML код c сообщением о том, что питомец с таким id не найден </text:p>
            <text:p/>
            <text:p><text:span text:style-name="T1">Заголовки ответа </text:span></text:p>
            <text:p><text:span text:style-name="T1">Обязательно:</text:span> </text:p>
            <text:p>content-type: text/html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</text:p>
          </table:table-cell>
          <table:table-cell table:number-columns-repeated="16380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<text:span text:style-name="T1">POST</text:span> https://petfriends.skillfactory.ru/api/pets/set_photo/{pet_id} </text:p>
            <text:p/>
            <text:p><text:span text:style-name="T1">Headers: </text:span></text:p>
            <text:p>auth_key: Корректный ключ API </text:p>
            <text:p/>
            <text:p><text:span text:style-name="T1">Path params: </text:span></text:p>
            <text:p>pet_id=корректный id питомца </text:p>
            <text:p>Payload: загрузить фотографию второй раз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том, что фотография уже загружена </text:p>
            <text:p/>
            <text:p><text:span text:style-name="T1">Заголовки ответа</text:span> </text:p>
            <text:p><text:span text:style-name="T1">Обязательно:</text:span> </text:p>
            <text:p>content-type: text/html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</text:p>
          </table:table-cell>
          <table:table-cell table:number-columns-repeated="16380"/>
        </table:table-row>
        <table:table-row table:style-name="ro5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>
            <text:p><text:span text:style-name="T1">POST</text:span> https://petfriends.skillfactory.ru/api/pets/set_photo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 </text:p>
            <text:p>Payload: отсутствует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том, что отсутствует файл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</text:p>
          </table:table-cell>
          <table:table-cell table:number-columns-repeated="16380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<text:span text:style-name="T1">POST</text:span> https://petfriends.skillfactory.ru/api/pets/set_photo/{pet_id} </text:p>
            <text:p><text:span text:style-name="T1"/></text:p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 </text:p>
            <text:p>Payload: “битый” файл (в base64 представлении изменить несколько символов)</text:p>
          </table:table-cell>
          <table:table-cell table:style-name="ce10" office:value-type="string" calcext:value-type="string">
            <text:p>Код ответа<text:span text:style-name="T1"> 400 (Bad Request)</text:span> </text:p>
            <text:p>В теле ответа HTML код c сообщением об испорченном файле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</text:span>: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</text:p>
          </table:table-cell>
          <table:table-cell table:number-columns-repeated="16380"/>
        </table:table-row>
        <table:table-row table:style-name="ro8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</text:p>
            <text:p>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Базовый позитивный тест</text:p>
          </table:table-cell>
          <table:table-cell table:number-columns-repeated="16380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</text:span> </text:p>
            <text:p>auth_key: none </text:p>
            <text:p/>
            <text:p><text:span text:style-name="T1">FormData: </text:span>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 -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отсутствует auth_key в запросе</text:p>
          </table:table-cell>
          <table:table-cell table:number-columns-repeated="16380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</text:span>: </text:p>
            <text:p>name=11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name = number, хотя должен быть str</text:p>
          </table:table-cell>
          <table:table-cell table:number-columns-repeated="16380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</text:p>
            <text:p>age=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ge = str, хотя должен быть number</text:p>
          </table:table-cell>
          <table:table-cell table:number-columns-repeated="16380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555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 -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 </text:span>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uth_key не может быть int 555, это должно быть более длинное значение в формате str</text:p>
          </table:table-cell>
          <table:table-cell table:number-columns-repeated="16380"/>
        </table:table-row>
        <table:table-row table:style-name="ro5">
          <table:table-cell table:style-name="ce3" office:value-type="float" office:value="28" calcext:value-type="float">
            <text:p>28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 &gt;256 символов (string) </text:p>
            <text:p>name=строка спецсимволов animal_type=вид питомца (string) </text:p>
            <text:p>Age= возраст питомц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 </text:span>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 name</text:p>
          </table:table-cell>
          <table:table-cell table:number-columns-repeated="16380"/>
        </table:table-row>
        <table:table-row table:style-name="ro6">
          <table:table-cell table:style-name="ce3" office:value-type="string" calcext:value-type="string">
            <text:p>29, 30, 31</text:p>
          </table:table-cell>
          <table:table-cell table:style-name="ce10" office:value-type="string" calcext:value-type="string">
            <text:p><text:span text:style-name="T1">PUT/PATCH/DELETE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 </text:span>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405 (Method not allowed)</text:span> </text:p>
            <text:p>Тело ответа: </text:p>
            <text:p>HTML-код c сообщением о недопустимом HTTPметоде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 table:number-columns-repeated="16380"/>
        </table:table-row>
        <table:table-row table:style-name="ro8">
          <table:table-cell table:style-name="ce3" office:value-type="float" office:value="32" calcext:value-type="float">
            <text:p>32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><text:span text:style-name="T1"/></text:p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<text:span text:style-name="T1"/></text:p>
            <text:p><text:span text:style-name="T1">Content-Type:</text:span> </text:p>
            <text:p>Application/xml; application/x-www-formurlencoded; application/form-data; text/plain</text:p>
          </table:table-cell>
          <table:table-cell table:style-name="ce10" office:value-type="string" calcext:value-type="string">
            <text:p>Код ответа <text:span text:style-name="T1">415 (Unsupported content-type)</text:span> </text:p>
            <text:p>Тело ответа: </text:p>
            <text:p>HTML код c сообщением о недопустимом формате данных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.</text:p>
          </table:table-cell>
          <table:table-cell table:number-columns-repeated="16380"/>
        </table:table-row>
        <table:table-row table:style-name="ro7">
          <table:table-cell table:style-name="ce3" office:value-type="float" office:value="33" calcext:value-type="float">
            <text:p>33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Payload: корректный файл</text:p>
          </table:table-cell>
          <table:table-cell table:style-name="ce10" office:value-type="string" calcext:value-type="string">
            <text:p><text:span text:style-name="T1">Код ответа 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><text:span text:style-name="T1"/></text:p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><text:span text:style-name="T1"/></text:p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Базовый позитивный тест</text:p>
          </table:table-cell>
          <table:table-cell table:number-columns-repeated="16380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 </text:span></text:p>
            <text:p>auth_key: none </text:p>
            <text:p><text:span text:style-name="T1"/></text:p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корректный файл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 -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отсутствует auth_key в запросе</text:p>
          </table:table-cell>
          <table:table-cell table:number-columns-repeated="16380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11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name = number, хотя должен быть str</text:p>
          </table:table-cell>
          <table:table-cell table:number-columns-repeated="16380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</text:p>
            <text:p>Age=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ge = str, хотя должен быть number</text:p>
          </table:table-cell>
          <table:table-cell table:number-columns-repeated="16380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555 </text:p>
            <text:p><text:span text:style-name="T1"/></text:p>
            <text:p><text:span text:style-name="T1">FormData:</text:span> </text:p>
            <text:p>name=имя питомца (string)</text:p>
            <text:p>animal_type=вид питомца (string) age=возраст питомца (number) </text:p>
            <text:p>Payload: корректный файл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 - </text:p>
            <text:p><text:span text:style-name="T1"/></text:p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uth_key не может быть int 555, это должно быть более длинное значение в формате str</text:p>
          </table:table-cell>
          <table:table-cell table:number-columns-repeated="16380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0" office:value-type="string" calcext:value-type="string">
            <text:p><text:span text:style-name="T1">POST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Корректный ключ API </text:p>
            <text:p><text:span text:style-name="T1"/></text:p>
            <text:p><text:span text:style-name="T1">FormData:</text:span> </text:p>
            <text:p>Name= &gt;256 символов (string) </text:p>
            <text:p>Name=строка спецсимволов animal_type=вид питомца (string) </text:p>
            <text:p>age= возраст питомца (number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><text:span text:style-name="T1"/></text:p>
            <text:p><text:span text:style-name="T1">Заголовки ответа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 name</text:p>
          </table:table-cell>
          <table:table-cell table:number-columns-repeated="16380"/>
        </table:table-row>
        <table:table-row table:style-name="ro9">
          <table:table-cell table:style-name="ce3" office:value-type="string" calcext:value-type="string">
            <text:p>39, 40, 41</text:p>
          </table:table-cell>
          <table:table-cell table:style-name="ce10" office:value-type="string" calcext:value-type="string">
            <text:p><text:span text:style-name="T1">PUT/PATCH/DELETE</text:span> <text:a xlink:href="https://petfriends.skillfactory.ru//api/pets" xlink:type="simple">https://petfriends.skillfactory.ru//api/pets</text:a></text:p>
            <text:p/>
            <text:p><text:span text:style-name="T1">Headers:</text:span> </text:p>
            <text:p>auth_key: Корректный ключ API </text:p>
            <text:p><text:span text:style-name="T1"/></text:p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корректный файл</text:p>
          </table:table-cell>
          <table:table-cell table:style-name="ce10" office:value-type="string" calcext:value-type="string">
            <text:p>Код ответа <text:span text:style-name="T1">405 (Method not allowed)</text:span> </text:p>
            <text:p>Тело ответа: </text:p>
            <text:p>HTML-код c сообщением о недопустимом HTTP методе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</text:p>
            <text:p>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 table:number-columns-repeated="1638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0" office:value-type="string" calcext:value-type="string">
            <text:p><text:span text:style-name="T1">POST</text:span> https://petfriends.skillfactory.ru//api/pets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корректный файл </text:p>
            <text:p><text:span text:style-name="T1"/></text:p>
            <text:p><text:span text:style-name="T1">Content-Type:</text:span> </text:p>
            <text:p>Application/xml; application/x-www-formurlencoded; application/form-data; text/plain</text:p>
          </table:table-cell>
          <table:table-cell table:style-name="ce10" office:value-type="string" calcext:value-type="string">
            <text:p>Код ответа<text:span text:style-name="T1"> 415 (Unsupported content-type)</text:span> </text:p>
            <text:p>Тело ответа: </text:p>
            <text:p>HTML код c сообщением о недопустимом формате данных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.</text:p>
          </table:table-cell>
          <table:table-cell table:number-columns-repeated="16380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10" office:value-type="string" calcext:value-type="string">
            <text:p><text:span text:style-name="T1">POST</text:span> https://petfriends.skillfactory.ru//api/pets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текстовый файл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</text:p>
          </table:table-cell>
          <table:table-cell table:number-columns-repeated="16380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10" office:value-type="string" calcext:value-type="string">
            <text:p><text:span text:style-name="T1">POST</text:span> https://petfriends.skillfactory.ru//api/pets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отсутствует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том, что отсутствует файл </text:p>
            <text:p><text:span text:style-name="T1"/></text:p>
            <text:p><text:span text:style-name="T1">Заголовки ответа </text:span></text:p>
            <text:p><text:span text:style-name="T1">Обязательно: </text:span>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</text:p>
          </table:table-cell>
          <table:table-cell table:number-columns-repeated="16380"/>
        </table:table-row>
        <table:table-row table:style-name="ro7">
          <table:table-cell table:style-name="ce3" office:value-type="float" office:value="45" calcext:value-type="float">
            <text:p>45</text:p>
          </table:table-cell>
          <table:table-cell table:style-name="ce10" office:value-type="string" calcext:value-type="string">
            <text:p><text:span text:style-name="T1">POST</text:span> https://petfriends.skillfactory.ru//api/pets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Payload: “битый” файл (в base64 представлении изменить несколько символов)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б испорченном файле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</text:p>
          </table:table-cell>
          <table:table-cell table:number-columns-repeated="16380"/>
        </table:table-row>
        <table:table-row table:style-name="ro10">
          <table:table-cell table:style-name="ce3" office:value-type="float" office:value="46" calcext:value-type="float">
            <text:p>46</text:p>
          </table:table-cell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 </text:span></text:p>
            <text:p>auth_key: Корректный ключ API </text:p>
            <text:p/>
            <text:p><text:span text:style-name="T1">Path params: </text:span>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200 (Created)</text:span> </text:p>
            <text:p>Тело ответа приходит пустым </text:p>
            <text:p/>
            <text:p><text:span text:style-name="T1">Заголовки ответа: </text:span></text:p>
            <text:p><text:span text:style-name="T1">Обязательно:</text:span> content-type:text/html;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Базовый позитивный тест</text:p>
          </table:table-cell>
          <table:table-cell table:number-columns-repeated="16380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</text:span> </text:p>
            <text:p>auth_key:Не корректный ключ API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<text:span text:style-name="T1"> 403 (Forbidden)</text:span> </text:p>
            <text:p>В теле ответа HTML код c сообщением о необходимсоти передачи в запросе корректного ключа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, в запросе передается не существующий auth_key</text:p>
          </table:table-cell>
          <table:table-cell table:number-columns-repeated="16380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не корректный id питомца (удалили из корректного pet_id последние два символа)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орректного значения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><text:span text:style-name="T1"/></text:p>
            <text:p><text:span text:style-name="T1">Опционально</text:span>: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, в запросе передается не существующий pet_id</text:p>
          </table:table-cell>
          <table:table-cell table:number-columns-repeated="16380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</text:span> </text:p>
            <text:p>auth_key: Корректный ключ API </text:p>
            <text:p>auth_key: Не корректный ключ API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орректного ключа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в запросе передается сразу 2 ключа</text:p>
          </table:table-cell>
          <table:table-cell table:number-columns-repeated="16380"/>
        </table:table-row>
        <table:table-row table:style-name="ro6">
          <table:table-cell table:style-name="ce3" office:value-type="string" calcext:value-type="string">
            <text:p>50, 51, 52</text:p>
          </table:table-cell>
          <table:table-cell table:style-name="ce10" office:value-type="string" calcext:value-type="string">
            <text:p><text:span text:style-name="T1">PUT/PATCH/GE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5 (Method not allowed)</text:span> </text:p>
            <text:p>Тело ответа: </text:p>
            <text:p>HTML-код c сообщением о недопустимом HTTPметоде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 table:number-columns-repeated="16380"/>
        </table:table-row>
        <table:table-row table:style-name="ro9">
          <table:table-cell table:style-name="ce3" office:value-type="float" office:value="53" calcext:value-type="float">
            <text:p>53</text:p>
          </table:table-cell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 </text:p>
            <text:p><text:span text:style-name="T1"/></text:p>
            <text:p><text:span text:style-name="T1">Content-Type: </text:span></text:p>
            <text:p>application/xml; application/x-www-formurlencoded; application/form-data; text/plain</text:p>
          </table:table-cell>
          <table:table-cell table:style-name="ce10" office:value-type="string" calcext:value-type="string">
            <text:p>Код ответа <text:span text:style-name="T1">415 (Unsupported content-type)</text:span> </text:p>
            <text:p>Тело ответа: </text:p>
            <text:p>HTML код c сообщением о недопустимом формате данных </text:p>
            <text:p/>
            <text:p><text:span text:style-name="T1">Заголовки ответа </text:span></text:p>
            <text:p><text:span text:style-name="T1">Обязательно: </text:span>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.</text:p>
          </table:table-cell>
          <table:table-cell table:number-columns-repeated="16380"/>
        </table:table-row>
        <table:table-row table:style-name="ro7">
          <table:table-cell table:style-name="ce3" office:value-type="float" office:value="54" calcext:value-type="float">
            <text:p>54</text:p>
          </table:table-cell>
          <table:table-cell table:style-name="ce10" office:value-type="string" calcext:value-type="string">
            <text:p>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><text:span text:style-name="T1"/></text:p>
            <text:p><text:span text:style-name="T1">Path params: </text:span>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Базовый позитивный тест</text:p>
          </table:table-cell>
          <table:table-cell table:number-columns-repeated="16380"/>
        </table:table-row>
        <table:table-row table:style-name="ro11">
          <table:table-cell table:style-name="ce3" office:value-type="float" office:value="55" calcext:value-type="float">
            <text:p>55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<text:span text:style-name="T1">Path params:</text:span> </text:p>
            <text:p>pet_id=корректный id питомца </text:p>
            <text:p><text:span text:style-name="T1"/></text:p>
            <text:p><text:span text:style-name="T1">Content-Type:</text:span> </text:p>
            <text:p>Application/xml; application/x-www-formurlencoded; application/form-data; text/plain</text:p>
          </table:table-cell>
          <table:table-cell table:style-name="ce10" office:value-type="string" calcext:value-type="string">
            <text:p>Код ответа <text:span text:style-name="T1">415 (Unsupported content-type)</text:span> </text:p>
            <text:p>Тело ответа: </text:p>
            <text:p>HTML код c сообщением о недопустимом формате данных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десь через ";" разделены разные значения заголовка Content-Type. То есть этот кейс повторяется 4 раза для каждого значения Content-Type. Этот тест также является разрушительным, так как мы пытаемся передать неподдерживаемый тип данных в запрос</text:p>
          </table:table-cell>
          <table:table-cell table:number-columns-repeated="16380"/>
        </table:table-row>
        <table:table-row table:style-name="ro9">
          <table:table-cell table:style-name="ce3" office:value-type="string" calcext:value-type="string">
            <text:p>56, 57, 58</text:p>
          </table:table-cell>
          <table:table-cell table:style-name="ce10" office:value-type="string" calcext:value-type="string">
            <text:p><text:span text:style-name="T1">GET/POST/PATCH/DELETE</text:span> https://petfriends.skillfactory.ru/api/pets/{pet_id}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5 (Method not allowed)</text:span> </text:p>
            <text:p>Тело ответа: </text:p>
            <text:p>HTML-код c сообщением о недопустимом HTTP методе </text:p>
            <text:p/>
            <text:p><text:span text:style-name="T1">Заголовки ответа </text:span></text:p>
            <text:p><text:span text:style-name="T1">Обязательно:</text:span> 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еструктивное тестирование. Мы пытаемся сломать систему, вызывая известный эндпоинт с неподдерживаемым типом запроса.</text:p>
          </table:table-cell>
          <table:table-cell table:number-columns-repeated="16380"/>
        </table:table-row>
        <table:table-row table:style-name="ro9">
          <table:table-cell table:style-name="ce3" office:value-type="float" office:value="59" calcext:value-type="float">
            <text:p>59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none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 -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отсутствует auth_key в запросе</text:p>
          </table:table-cell>
          <table:table-cell table:number-columns-repeated="16380"/>
        </table:table-row>
        <table:table-row table:style-name="ro6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11 animal_type=вид питомца (string) age=возраст питомца (number)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- Код ответа 400 (Bad Request) - В теле ответа HTML код c сообщением о некорректном синтаксисе в запросе - Заголовки ответа Обязательно: content-type:text/html charset=utf-8 date: &lt;дата&gt; Опционально: connection: keep-alive server: gunicorn/20.0.4 via: 1.1 vegur - 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name = number, хотя должен быть str</text:p>
          </table:table-cell>
          <table:table-cell table:number-columns-repeated="16380"/>
        </table:table-row>
        <table:table-row table:style-name="ro9">
          <table:table-cell table:style-name="ce3" office:value-type="float" office:value="61" calcext:value-type="float">
            <text:p>61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</text:p>
            <text:p>age=a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ge = str, хотя должен быть number</text:p>
          </table:table-cell>
          <table:table-cell table:number-columns-repeated="16380"/>
        </table:table-row>
        <table:table-row table:style-name="ro9">
          <table:table-cell table:style-name="ce3" office:value-type="float" office:value="62" calcext:value-type="float">
            <text:p>62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555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люча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 </text:span>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, auth_key не может быть int 555, это должно быть более длинное значение в формате str</text:p>
          </table:table-cell>
          <table:table-cell table:number-columns-repeated="16380"/>
        </table:table-row>
        <table:table-row table:style-name="ro7">
          <table:table-cell table:style-name="ce3" office:value-type="float" office:value="63" calcext:value-type="float">
            <text:p>63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 &gt;256 символов (string) </text:p>
            <text:p>name=строка спецсимволов animal_type=вид питомца (string) age=возраст питомца (number)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некорректным вводом name</text:p>
          </table:table-cell>
          <table:table-cell table:number-columns-repeated="16380"/>
        </table:table-row>
        <table:table-row table:style-name="ro8">
          <table:table-cell table:style-name="ce3" office:value-type="float" office:value="64" calcext:value-type="float">
            <text:p>64</text:p>
          </table:table-cell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<text:span text:style-name="T1">Path params:</text:span> </text:p>
            <text:p>Pet_id=не корректный id питомца (удалили из корректного pet_id последние два символа)</text:p>
          </table:table-cell>
          <table:table-cell table:style-name="ce10" office:value-type="string" calcext:value-type="string">
            <text:p>Код ответа <text:span text:style-name="T1">403 (Forbidden)</text:span> </text:p>
            <text:p>В теле ответа HTML код c сообщением о необходимсоти передачи в запросе корректного значения </text:p>
            <text:p/>
            <text:p><text:span text:style-name="T1">Заголовки ответа 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Негативный тест с корректным вводом, в запросе передается не существующий pet_id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12" table:number-columns-repeated="4"/>
          <table:table-cell table:number-columns-repeated="16379"/>
        </table:table-row>
        <table:table-row table:style-name="ro10">
          <table:table-cell table:style-name="ce5" office:value-type="string" calcext:value-type="string" table:number-columns-spanned="1" table:number-rows-spanned="2">
            <text:p>USE CASE 1</text:p>
          </table:table-cell>
          <table:table-cell table:style-name="ce10" office:value-type="string" calcext:value-type="string">
            <text:p><text:span text:style-name="T1">GET </text:span></text:p>
            <text:p><text:a xlink:href="https://petfriends.skillfactory.ru/api/key" xlink:type="simple">https://petfriends.skillfactory.ru/api/key</text:a></text:p>
            <text:p/>
            <text:p><text:span text:style-name="T1">Headers: </text:span></text:p>
            <text:p>email: Корректный email 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><text:span text:style-name="T1"/></text:p>
            <text:p><text:span text:style-name="T1">Заголовки ответа: </text:span></text:p>
            <text:p><text:span text:style-name="T1">Обязательно:</text:span> content-type: application/json date: &lt;дата&gt; </text:p>
            <text:p/>
            <text:p><text:span text:style-name="T1">Опционально:</text:span> connection: keep-alive server: gunicorn/20.0.4 §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Регистрация пользователя</text:p>
          </table:table-cell>
          <table:table-cell table:number-columns-repeated="16380"/>
        </table:table-row>
        <table:table-row table:style-name="ro5">
          <table:covered-table-cell table:style-name="ce3"/>
          <table:table-cell table:style-name="ce10" office:value-type="string" calcext:value-type="string">
            <text:p><text:span text:style-name="T1">GET</text:span> https://petfriends.skillfactory.ru/api/pets?filter=my_pets </text:p>
            <text:p><text:span text:style-name="T1"/></text:p>
            <text:p><text:span text:style-name="T1">Headers:</text:span> </text:p>
            <text:p>auth_key: Корректный ключ API </text:p>
            <text:p/>
            <text:p>Query params: </text:p>
            <text:p>filter=my_pets</text:p>
          </table:table-cell>
          <table:table-cell table:style-name="ce10" office:value-type="string" calcext:value-type="string">
            <text:p>Код ответа<text:span text:style-name="T1"> 200 (OK)</text:span> </text:p>
            <text:p>Содержит список питомцев, принадлежащих пользователювладельцу ключа API </text:p>
            <text:p/>
            <text:p><text:span text:style-name="T1">Заголовки ответа Обязательно: </text:span></text:p>
            <text:p>content-type: text/html charset=utf-8 </text:p>
            <text:p>date: &lt;дата&gt; </text:p>
            <text:p/>
            <text:p><text:span text:style-name="T1">Опционально:</text:span> connection: keep-alive server: gunicorn/20.0.4 §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Запрос списка своих питомцев</text:p>
          </table:table-cell>
          <table:table-cell table:number-columns-repeated="16380"/>
        </table:table-row>
        <table:table-row table:style-name="ro12">
          <table:table-cell table:style-name="ce6"/>
          <table:table-cell table:style-name="ce13" table:number-columns-repeated="3"/>
          <table:table-cell table:number-columns-repeated="16380"/>
        </table:table-row>
        <table:table-row table:style-name="ro10">
          <table:table-cell table:style-name="ce5" office:value-type="string" calcext:value-type="string" table:number-columns-spanned="1" table:number-rows-spanned="3">
            <text:p>USE CASE 2</text:p>
          </table:table-cell>
          <table:table-cell table:style-name="ce10" office:value-type="string" calcext:value-type="string">
            <text:p><text:span text:style-name="T1">GET</text:span> </text:p>
            <text:p>https://petfriends.skillfactory.ru/api/key 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/>
            <text:p><text:span text:style-name="T1">Заголовки ответа: </text:span></text:p>
            <text:p><text:span text:style-name="T1">Обязательно:</text:span> content-type: application/json </text:p>
            <text:p>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Регистрация пользователя</text:p>
          </table:table-cell>
          <table:table-cell table:number-columns-repeated="16380"/>
        </table:table-row>
        <table:table-row table:style-name="ro7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 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5">
          <table:covered-table-cell table:style-name="ce3"/>
          <table:table-cell table:style-name="ce10" office:value-type="string" calcext:value-type="string">
            <text:p><text:span text:style-name="T1">GET</text:span> https://petfriends.skillfactory.ru/api/pets?filter=my_pets </text:p>
            <text:p/>
            <text:p><text:span text:style-name="T1">Headers: </text:span></text:p>
            <text:p>auth_key: Корректный ключ API </text:p>
            <text:p>Query params: filter=my_pets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список питомцев, принадлежащих пользователювладельцу ключа API </text:p>
            <text:p/>
            <text:p><text:span text:style-name="T1">Заголовки ответа </text:span></text:p>
            <text:p><text:span text:style-name="T1">Обязательно:</text:span> </text:p>
            <text:p>content-type: text/html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- Код ответа 200 (OK) - Содержит список питомцев, принадлежащих пользователювладельцу ключа API - Заголовки ответа Обязательно: § content-type: text/html charset=utf-8 § date: &lt;дата&gt; Опционально: § connection: keep-alive § server: gunicorn/20.0.4 § via: 1.1 vegur - Время выполнения: не дольше 1с</text:p>
          </table:table-cell>
          <table:table-cell table:number-columns-repeated="16380"/>
        </table:table-row>
        <table:table-row table:style-name="ro13">
          <table:table-cell table:style-name="ce6"/>
          <table:table-cell table:style-name="ce13" table:number-columns-repeated="3"/>
          <table:table-cell table:number-columns-repeated="16380"/>
        </table:table-row>
        <table:table-row table:style-name="ro10">
          <table:table-cell table:style-name="ce5" office:value-type="string" calcext:value-type="string" table:number-columns-spanned="1" table:number-rows-spanned="5">
            <text:p>USE CASE 3</text:p>
          </table:table-cell>
          <table:table-cell table:style-name="ce10" office:value-type="string" calcext:value-type="string">
            <text:p><text:span text:style-name="T1">GET</text:span> </text:p>
            <text:p><text:a xlink:href="https://petfriends.skillfactory.ru/api/key" xlink:type="simple">https://petfriends.skillfactory.ru/api/key</text:a></text:p>
            <text:p/>
            <text:p><text:span text:style-name="T1">Headers: </text:span></text:p>
            <text:p><text:span text:style-name="T2">email:</text:span>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/>
            <text:p><text:span text:style-name="T1">Заголовки ответа: </text:span></text:p>
            <text:p><text:span text:style-name="T1">Обязательно:</text:span> content-type: application/json </text:p>
            <text:p>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Регистрация пользователя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: </text:span>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0">
          <table:covered-table-cell table:style-name="ce3"/>
          <table:table-cell table:style-name="ce10" office:value-type="string" calcext:value-type="string">
            <text:p><text:span text:style-name="T1">DELETE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Path params:</text:span>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200 (Created)</text:span> </text:p>
            <text:p>Тело ответа приходит пустым </text:p>
            <text:p/>
            <text:p><text:span text:style-name="T1">Заголовки ответа: </text:span></text:p>
            <text:p><text:span text:style-name="T1">Обязательно:</text:span> content-type:text/html; charset=utf-8 date: &lt;дата&gt;</text:p>
            <text:p/>
            <text:p><text:span text:style-name="T1">Опционально: </text:span>connection: keep-alive server: gunicorn/20.0.4 via: 1.1 vegur </text:p>
            <text:p/>
            <text:p>Время выполнения: не дольше 1с </text:p>
          </table:table-cell>
          <table:table-cell table:style-name="ce10" office:value-type="string" calcext:value-type="string">
            <text:p>Удаление питомца</text:p>
          </table:table-cell>
          <table:table-cell table:number-columns-repeated="16380"/>
        </table:table-row>
        <table:table-row table:style-name="ro13">
          <table:table-cell table:style-name="ce6"/>
          <table:table-cell table:style-name="ce13" table:number-columns-repeated="3"/>
          <table:table-cell table:number-columns-repeated="16380"/>
        </table:table-row>
        <table:table-row table:style-name="ro10">
          <table:table-cell table:style-name="ce5" office:value-type="string" calcext:value-type="string" table:number-columns-spanned="1" table:number-rows-spanned="4">
            <text:p>USE CASE 4</text:p>
          </table:table-cell>
          <table:table-cell table:style-name="ce10" office:value-type="string" calcext:value-type="string">
            <text:p><text:span text:style-name="T1">GET</text:span> </text:p>
            <text:p>https://petfriends.skillfactory.ru/api/key 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><text:span text:style-name="T1"/></text:p>
            <text:p><text:span text:style-name="T1">Заголовки ответа: </text:span></text:p>
            <text:p><text:span text:style-name="T1">Обязательно:</text:span> § content-type: application/json §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Регистрация пользователя</text:p>
          </table:table-cell>
          <table:table-cell table:number-columns-repeated="16380"/>
        </table:table-row>
        <table:table-row table:style-name="ro7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 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0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>FormData: name=имя питомца (string) animal_type=вид питомца (string) </text:p>
            <text:p>Age=возраст питомца (number)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7">
          <table:covered-table-cell table:style-name="ce3"/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</text:span> 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 </text:p>
            <text:p/>
            <text:p>Path params: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</text:span> 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Обновление питомца 1</text:p>
          </table:table-cell>
          <table:table-cell table:number-columns-repeated="16380"/>
        </table:table-row>
        <table:table-row table:style-name="ro13">
          <table:table-cell table:style-name="ce6"/>
          <table:table-cell table:style-name="ce13" table:number-columns-repeated="3"/>
          <table:table-cell table:number-columns-repeated="16380"/>
        </table:table-row>
        <table:table-row table:style-name="ro10">
          <table:table-cell table:style-name="ce5" office:value-type="string" calcext:value-type="string" table:number-columns-spanned="1" table:number-rows-spanned="4">
            <text:p>USE CASE 5</text:p>
          </table:table-cell>
          <table:table-cell table:style-name="ce10" office:value-type="string" calcext:value-type="string">
            <text:p><text:span text:style-name="T1">GET </text:span></text:p>
            <text:p><text:a xlink:href="https://petfriends.skillfactory.ru/api/key" xlink:type="simple">https://petfriends.skillfactory.ru/api/key</text:a></text:p>
            <text:p/>
            <text:p><text:span text:style-name="T1">Headers:</text:span> </text:p>
            <text:p>email: Корректный email </text:p>
            <text:p>Password: Корректный password (соответствующий email)</text:p>
          </table:table-cell>
          <table:table-cell table:style-name="ce10" office:value-type="string" calcext:value-type="string">
            <text:p>Код ответа <text:span text:style-name="T1">200 (OK)</text:span> </text:p>
            <text:p>Содержит ключ API </text:p>
            <text:p/>
            <text:p><text:span text:style-name="T1">Заголовки ответа:</text:span> </text:p>
            <text:p><text:span text:style-name="T1">Обязательно:</text:span> content-type: application/json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Регистрация пользователя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 - 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OST</text:span> https://petfriends.skillfactory.ru//api/create_pet_simple </text:p>
            <text:p/>
            <text:p><text:span text:style-name="T1">Headers: </text:span></text:p>
            <text:p>auth_key: Корректный ключ API </text:p>
            <text:p/>
            <text:p><text:span text:style-name="T1">FormData:</text:span> </text:p>
            <text:p>name=имя питомца (string) </text:p>
            <text:p>Animal_type=вид питомца (string) age=возраст питомца (number)</text:p>
          </table:table-cell>
          <table:table-cell table:style-name="ce10" office:value-type="string" calcext:value-type="string">
            <text:p>Код ответа <text:span text:style-name="T1">200 (Created)</text:span> </text:p>
            <text:p>В теле приходит json с корректной структурой </text:p>
            <text:p>В теле приходят следующие поля в объектах pets: age: целое число, animal_type: строка, created_at: строка со снимком времени (timestamp) id: uuid name: строка pet_photo: none user_id: guid</text:p>
            <text:p/>
            <text:p><text:span text:style-name="T1">Заголовки ответа: </text:span></text:p>
            <text:p><text:span text:style-name="T1">Обязательно:</text:span> content-type:application/json charset=utf-8 date: &lt;дата&gt; </text:p>
            <text:p/>
            <text:p><text:span text:style-name="T1">Опционально:</text:span> connection: keep-alive server: gunicorn/20.0.4 via: 1.1 vegur </text:p>
            <text:p/>
            <text:p>Время выполнения: не дольше 1с </text:p>
          </table:table-cell>
          <table:table-cell table:style-name="ce10" office:value-type="string" calcext:value-type="string">
            <text:p>Добавление питомца</text:p>
          </table:table-cell>
          <table:table-cell table:number-columns-repeated="16380"/>
        </table:table-row>
        <table:table-row table:style-name="ro14">
          <table:covered-table-cell table:style-name="ce3"/>
          <table:table-cell table:style-name="ce10" office:value-type="string" calcext:value-type="string">
            <text:p><text:span text:style-name="T1">PUT</text:span> https://petfriends.skillfactory.ru/api/pets/{pet_id} </text:p>
            <text:p/>
            <text:p><text:span text:style-name="T1">Headers: </text:span></text:p>
            <text:p>auth_key: Корректный ключ API </text:p>
            <text:p/>
            <text:p><text:span text:style-name="T1">FormData: </text:span></text:p>
            <text:p>name= &gt;256 символов (string) </text:p>
            <text:p>name=строка спецсимволов animal_type=вид питомца (string) age=возраст питомца (number) </text:p>
            <text:p/>
            <text:p>Path params: </text:p>
            <text:p>Pet_id=корректный id питомца</text:p>
          </table:table-cell>
          <table:table-cell table:style-name="ce10" office:value-type="string" calcext:value-type="string">
            <text:p>Код ответа <text:span text:style-name="T1">400 (Bad Request)</text:span> </text:p>
            <text:p>В теле ответа HTML код c сообщением о некорректном синтаксисе в запросе </text:p>
            <text:p/>
            <text:p><text:span text:style-name="T1">Заголовки ответа:</text:span></text:p>
            <text:p><text:span text:style-name="T1">Обязательно:</text:span> content-type:text/html charset=utf-8 date: &lt;дата&gt; </text:p>
            <text:p/>
            <text:p><text:span text:style-name="T1">Опционально:</text:span> connection: keep-alive server: gunicorn/20.0.4 via: 1.1 vegur </text:p>
            <text:p>Время выполнения: не дольше 1с</text:p>
          </table:table-cell>
          <table:table-cell table:style-name="ce10" office:value-type="string" calcext:value-type="string">
            <text:p>Редактирование питомца 1 с некорректным вводом name</text:p>
          </table:table-cell>
          <table:table-cell table:number-columns-repeated="16380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54:14.718969038</meta:creation-date>
    <dc:date>2023-05-23T23:40:43.678767897</dc:date>
    <meta:editing-duration>P1DT1H46M28S</meta:editing-duration>
    <meta:editing-cycles>2</meta:editing-cycles>
    <meta:generator>LibreOffice/7.4.5.1$MacOSX_X86_64 LibreOffice_project/9c0871452b3918c1019dde9bfac75448afc4b57f</meta:generator>
    <meta:document-statistic meta:table-count="1" meta:cell-count="273" meta:object-count="0"/>
    <meta:user-defined meta:name=""/>
  </office:meta>
</office:document-meta>
</file>